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officeooo:paragraph-rsid="00210590"/>
    </style:style>
    <style:style style:name="T1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207c3a"/>
    </style:style>
    <style:style style:name="T2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1ecce8"/>
    </style:style>
    <style:style style:name="T3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210590"/>
    </style:style>
    <style:style style:name="T4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221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&lt;</text:span><text:span text:style-name="T1">p&gt;Sendo a</text:span><text:span text:style-name="T2"> aprendizagem profundamente relacionada à mudança de comportamento&lt;a href=”</text:span><text:span text:style-name="T1">#rodape”&gt;</text:span><text:span text:style-name="T2">¹&lt;/</text:span><text:span text:style-name="T1">a&gt;</text:span><text:span text:style-name="T2">, a tecnologia pode mudar a nossa relação com o a mesma. Estudos da neuropsicologia trouxeram o modelo VAC&lt;</text:span><text:span text:style-name="T1">a href=”rodape”&gt;²&lt;/a&gt;</text:span><text:span text:style-name="T2"> de estilos de aprendizagem. Porém, com constante</text:span><text:span text:style-name="T4">s</text:span><text:span text:style-name="T2"> inovação</text:span><text:span text:style-name="T4">s</text:span><text:span text:style-name="T2"> tecnológica, </text:span><text:span text:style-name="T4">os estímulos estão</text:span><text:span text:style-name="T1"> sempre disponíveis e quase infinitos</text:span><text:span text:style-name="T2">. </text:span><text:span text:style-name="T4">O</text:span><text:span text:style-name="T3"> usuário, visto como expectador, é na verdade o grande manipulador da informação, </text:span><text:span text:style-name="T4">logo</text:span><text:span text:style-name="T3"> </text:span><text:span text:style-name="T2">se faz necessário adotar um conceito mais amplo e integrador de estilos de aprendizagem.&lt;/</text:span><text:span text:style-name="T3">p&gt;</text:span><text:span text:style-name="T2"> </text:span></text:p>
      <text:p text:style-name="P1"><text:span text:style-name="T2"/></text:p>
      <text:p text:style-name="P1"><text:span text:style-name="T2">&lt;</text:span><text:span text:style-name="T3">p&gt;</text:span><text:span text:style-name="T1">É necessário que o aprendiz possa continuar a receber estímulos de diversas formas </text:span><text:span text:style-name="T3">(visuais, auditivas e sinestésicas)</text:span><text:span text:style-name="T1">, porém, com uma nova concepção de um manipulador inteligente e flexível da informação, que a manipula de forma ativa e ajustada às estruturas cognitivas de que dispõem internamente&lt;a href=”rodape”&gt;¹&lt;/a&gt;</text:span><text:span text:style-name="T2">&lt;/</text:span><text:span text:style-name="T1">p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06:13:37.983184176</meta:creation-date>
    <dc:date>2022-03-05T08:27:14.942370767</dc:date>
    <meta:editing-duration>PT1H32M55S</meta:editing-duration>
    <meta:editing-cycles>1</meta:editing-cycles>
    <meta:document-statistic meta:table-count="0" meta:image-count="0" meta:object-count="0" meta:page-count="1" meta:paragraph-count="2" meta:word-count="126" meta:character-count="867" meta:non-whitespace-character-count="748"/>
    <meta:generator>LibreOffice/7.2.5.2$Linux_X86_64 LibreOffice_project/20$Build-2</meta:generator>
  </office:meta>
</office:document-meta>
</file>